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Node.jjtSetParent( Node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Node.jjt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Node.dump( String 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Node.jjtAddChild( Node n ,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Node.jjt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Node.SimpleNode( QLParser p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Node.jjt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Node.toStr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Node.SimpleNod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ode.jjtGetNumChildr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ode.jjtGetChild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od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